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9661in" svg:height="4.1358in" svg:x="6.2638in" svg:y="0.0417in">
            <draw:object draw:notify-on-update-of-ranges="Sheet1.C1:Sheet1.G1 Sheet1.C2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921in" svg:height="3.9323in" svg:x="6.1807in" svg:y="4.3189in">
            <draw:object draw:notify-on-update-of-ranges="Sheet1.B1:Sheet1.B1 Sheet1.C1:Sheet1.G1 Sheet1.B3:Sheet1.B3 Sheet1.C3:Sheet1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8323in" svg:height="3.7177in" svg:x="13.261in" svg:y="4.3921in">
            <draw:object draw:notify-on-update-of-ranges="Sheet1.B1:Sheet1.B1 Sheet1.C1:Sheet1.G1 Sheet1.B4:Sheet1.B4 Sheet1.C4:Sheet1.G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/>
          <table:table-cell office:value-type="string" calcext:value-type="string">
            <text:p>$n$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едь</text:p>
          </table:table-cell>
          <table:table-cell office:value-type="string" calcext:value-type="string">
            <text:p>$f$, кГц</text:p>
          </table:table-cell>
          <table:table-cell office:value-type="float" office:value="3.25329" calcext:value-type="float">
            <text:p>3.25329</text:p>
          </table:table-cell>
          <table:table-cell office:value-type="float" office:value="6.49893" calcext:value-type="float">
            <text:p>6.49893</text:p>
          </table:table-cell>
          <table:table-cell office:value-type="float" office:value="9.6742" calcext:value-type="float">
            <text:p>9.6742</text:p>
          </table:table-cell>
          <table:table-cell office:value-type="float" office:value="12.8739" calcext:value-type="float">
            <text:p>12.8739</text:p>
          </table:table-cell>
          <table:table-cell office:value-type="float" office:value="16.0952" calcext:value-type="float">
            <text:p>16.0952</text:p>
          </table:table-cell>
        </table:table-row>
        <table:table-row table:style-name="ro1">
          <table:table-cell office:value-type="string" calcext:value-type="string">
            <text:p>Дюраллюминий</text:p>
          </table:table-cell>
          <table:table-cell office:value-type="string" calcext:value-type="string">
            <text:p>$f$, кГц</text:p>
          </table:table-cell>
          <table:table-cell office:value-type="float" office:value="4.23494" calcext:value-type="float">
            <text:p>4.23494</text:p>
          </table:table-cell>
          <table:table-cell office:value-type="float" office:value="8.4681" calcext:value-type="float">
            <text:p>8.46810</text:p>
          </table:table-cell>
          <table:table-cell office:value-type="float" office:value="12.706" calcext:value-type="float">
            <text:p>12.7060</text:p>
          </table:table-cell>
          <table:table-cell office:value-type="float" office:value="16.001" calcext:value-type="float">
            <text:p>16.0010</text:p>
          </table:table-cell>
          <table:table-cell office:value-type="float" office:value="20.48" calcext:value-type="float">
            <text:p>20.4800</text:p>
          </table:table-cell>
        </table:table-row>
        <table:table-row table:style-name="ro1">
          <table:table-cell office:value-type="string" calcext:value-type="string">
            <text:p>Сталь</text:p>
          </table:table-cell>
          <table:table-cell office:value-type="string" calcext:value-type="string">
            <text:p>$f$, Кгц</text:p>
          </table:table-cell>
          <table:table-cell office:value-type="float" office:value="4.13418" calcext:value-type="float">
            <text:p>4.13418</text:p>
          </table:table-cell>
          <table:table-cell office:value-type="float" office:value="8.42034" calcext:value-type="float">
            <text:p>8.42034</text:p>
          </table:table-cell>
          <table:table-cell office:value-type="float" office:value="12.5202" calcext:value-type="float">
            <text:p>12.5202</text:p>
          </table:table-cell>
          <table:table-cell office:value-type="float" office:value="16.7948" calcext:value-type="float">
            <text:p>16.7948</text:p>
          </table:table-cell>
          <table:table-cell office:value-type="float" office:value="20.934" calcext:value-type="float">
            <text:p>20.9340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Медь</text:p>
          </table:table-cell>
          <table:table-cell office:value-type="string" calcext:value-type="string">
            <text:p>Дюралюминий</text:p>
          </table:table-cell>
          <table:table-cell office:value-type="string" calcext:value-type="string">
            <text:p>Сталь</text:p>
          </table:table-cell>
        </table:table-row>
        <table:table-row table:style-name="ro1">
          <table:table-cell office:value-type="string" calcext:value-type="string">
            <text:p>$k$, кГц</text:p>
          </table:table-cell>
          <table:table-cell table:style-name="ce1" office:value-type="float" office:value="3.20588" calcext:value-type="float">
            <text:p>3.20588</text:p>
          </table:table-cell>
          <table:table-cell table:style-name="ce1" office:value-type="float" office:value="4.0023" calcext:value-type="float">
            <text:p>4.00230</text:p>
          </table:table-cell>
          <table:table-cell table:style-name="ce1" office:value-type="float" office:value="4.19741" calcext:value-type="float">
            <text:p>4.19741</text:p>
          </table:table-cell>
        </table:table-row>
        <table:table-row table:style-name="ro1">
          <table:table-cell office:value-type="string" calcext:value-type="string">
            <text:p>$v$, м/с</text:p>
          </table:table-cell>
          <table:table-cell table:style-name="ce3" table:formula="of:=1200*[.B2]" office:value-type="float" office:value="3847.056" calcext:value-type="float">
            <text:p>3847</text:p>
          </table:table-cell>
          <table:table-cell table:style-name="ce3" table:formula="of:=1200*[.C2]" office:value-type="float" office:value="4802.76" calcext:value-type="float">
            <text:p>4803</text:p>
          </table:table-cell>
          <table:table-cell table:style-name="ce3" table:formula="of:=1200*[.D2]" office:value-type="float" office:value="5036.892" calcext:value-type="float">
            <text:p>5037</text:p>
          </table:table-cell>
        </table:table-row>
        <table:table-row table:style-name="ro1">
          <table:table-cell office:value-type="string" calcext:value-type="string">
            <text:p>$E$, Гпа</text:p>
          </table:table-cell>
          <table:table-cell table:style-name="ce3" table:formula="of:=[.B3]^2*8.68*10^3/10^9" office:value-type="float" office:value="128.46261004674" calcext:value-type="float">
            <text:p>128</text:p>
          </table:table-cell>
          <table:table-cell table:style-name="ce3" table:formula="of:=[.C3]^2*2.71/10^6" office:value-type="float" office:value="62.510224803696" calcext:value-type="float">
            <text:p>63</text:p>
          </table:table-cell>
          <table:table-cell table:style-name="ce3" table:formula="of:=[.D3]^2*7.73/10^6" office:value-type="float" office:value="196.112272282003" calcext:value-type="float">
            <text:p>196</text:p>
          </table:table-cell>
        </table:table-row>
        <table:table-row table:style-name="ro1">
          <table:table-cell office:value-type="string" calcext:value-type="string">
            <text:p>$\epsilon_k$</text:p>
          </table:table-cell>
          <table:table-cell table:style-name="ce2" office:value-type="float" office:value="0.001" calcext:value-type="float">
            <text:p>0.0010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$\epsilon_v$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$\epsilon_E$</text:p>
          </table:table-cell>
          <table:table-cell table:number-columns-repeated="3"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2:31:34.216354913</meta:creation-date>
    <dc:date>2023-11-26T23:27:43.711057206</dc:date>
    <meta:editing-duration>PT56M5S</meta:editing-duration>
    <meta:editing-cycles>8</meta:editing-cycles>
    <meta:generator>LibreOffice/7.4.7.2$Linux_X86_64 LibreOffice_project/40$Build-2</meta:generator>
    <meta:document-statistic meta:table-count="2" meta:cell-count="5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95cm" svg:height="10.506cm" xlink:href=".." xlink:type="simple" chart:class="chart:scatter" chart:style-name="ch1">
        <chart:plot-area chart:style-name="ch2" table:cell-range-address="Sheet1.C1:Sheet1.G2" svg:x="1.351cm" svg:y="0.21cm" svg:width="15.991cm" svg:height="9.118cm">
          <chart:coordinate-region svg:x="3.096cm" svg:y="0.409cm" svg:width="13.992cm" svg:height="8.272cm"/>
          <chart:axis chart:dimension="x" chart:name="primary-x" chart:style-name="ch3">
            <chart:title svg:x="9.203cm" svg:y="9.539cm" chart:style-name="ch4">
              <text:p>n</text:p>
            </chart:title>
          </chart:axis>
          <chart:axis chart:dimension="y" chart:name="primary-y" chart:style-name="ch5">
            <chart:title svg:x="0.451cm" svg:y="5.217cm" chart:style-name="ch6">
              <text:p>f, кГц</text:p>
            </chart:title>
            <chart:grid chart:style-name="ch7" chart:class="major"/>
          </chart:axis>
          <chart:series chart:style-name="ch8" chart:values-cell-range-address="Sheet1.C2:Sheet1.G2" chart:class="chart:scatter">
            <chart:domain table:cell-range-address="Sheet1.C1:Sheet1.G1"/>
            <chart:regression-curve chart:style-name="ch9">
              <chart:equation chart:display-equation="true" chart:display-r-square="false"/>
            </chart:regression-curve>
            <chart:data-point/>
            <chart:data-point chart:style-name="ch10" chart:repeated="2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1:Sheet1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25329">
                <text:p>3.25329</text:p>
                <draw:g>
                  <svg:desc>Sheet1.C2:Sheet1.G2</svg:desc>
                </draw:g>
              </table:table-cell>
              <table:table-cell office:value-type="float" office:value="6.49893">
                <text:p>6.49893</text:p>
              </table:table-cell>
              <table:table-cell office:value-type="float" office:value="9.6742">
                <text:p>9.6742</text:p>
              </table:table-cell>
              <table:table-cell office:value-type="float" office:value="12.8739">
                <text:p>12.8739</text:p>
              </table:table-cell>
              <table:table-cell office:value-type="float" office:value="16.0952">
                <text:p>16.0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61cm" svg:height="9.989cm" xlink:href=".." xlink:type="simple" chart:class="chart:scatter" chart:style-name="ch1">
        <chart:plot-area chart:style-name="ch2" table:cell-range-address="Sheet1.B1:Sheet1.G1 Sheet1.B3:Sheet1.G3" chart:data-source-has-labels="column" svg:x="1.353cm" svg:y="0.199cm" svg:width="16.053cm" svg:height="8.623cm">
          <chart:coordinate-region svg:x="3.099cm" svg:y="0.398cm" svg:width="14.054cm" svg:height="7.777cm"/>
          <chart:axis chart:dimension="x" chart:name="primary-x" chart:style-name="ch3">
            <chart:title svg:x="9.236cm" svg:y="9.022cm" chart:style-name="ch4">
              <text:p>n</text:p>
            </chart:title>
          </chart:axis>
          <chart:axis chart:dimension="y" chart:name="primary-y" chart:style-name="ch5">
            <chart:title svg:x="0.451cm" svg:y="4.958cm" chart:style-name="ch6">
              <text:p>f, кГц</text:p>
            </chart:title>
            <chart:grid chart:style-name="ch7" chart:class="major"/>
          </chart:axis>
          <chart:series chart:style-name="ch8" chart:values-cell-range-address="Sheet1.C3:Sheet1.G3" chart:label-cell-address="Sheet1.B3:Sheet1.B3" chart:class="chart:scatter">
            <chart:domain table:cell-range-address="Sheet1.C1:Sheet1.G1"/>
            <chart:regression-curve chart:style-name="ch9">
              <chart:equation chart:display-equation="true" chart:display-r-square="false" svg:x="4.504cm" svg:y="1.806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1:Sheet1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$f$, кГц</text:p>
                <draw:g>
                  <svg:desc>Sheet1.B3:Sheet1.B3</svg:desc>
                </draw:g>
              </table:table-cell>
              <table:table-cell office:value-type="float" office:value="4.23494">
                <text:p>4.23494</text:p>
                <draw:g>
                  <svg:desc>Sheet1.C3:Sheet1.G3</svg:desc>
                </draw:g>
              </table:table-cell>
              <table:table-cell office:value-type="float" office:value="8.4681">
                <text:p>8.4681</text:p>
              </table:table-cell>
              <table:table-cell office:value-type="float" office:value="12.706">
                <text:p>12.706</text:p>
              </table:table-cell>
              <table:table-cell office:value-type="float" office:value="16.001">
                <text:p>16.001</text:p>
              </table:table-cell>
              <table:table-cell office:value-type="float" office:value="20.48">
                <text:p>20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55cm" svg:height="9.444cm" xlink:href=".." xlink:type="simple" chart:class="chart:scatter" chart:style-name="ch1">
        <chart:plot-area chart:style-name="ch2" table:cell-range-address="Sheet1.B1:Sheet1.G1 Sheet1.B4:Sheet1.G4" chart:data-source-has-labels="column" svg:x="1.345cm" svg:y="0.188cm" svg:width="15.663cm" svg:height="8.1cm">
          <chart:coordinate-region svg:x="3.091cm" svg:y="0.388cm" svg:width="13.664cm" svg:height="7.253cm"/>
          <chart:axis chart:dimension="x" chart:name="primary-x" chart:style-name="ch3">
            <chart:title svg:x="9.033cm" svg:y="8.477cm" chart:style-name="ch4">
              <text:p>n</text:p>
            </chart:title>
          </chart:axis>
          <chart:axis chart:dimension="y" chart:name="primary-y" chart:style-name="ch5">
            <chart:title svg:x="0.451cm" svg:y="4.686cm" chart:style-name="ch6">
              <text:p>f, кГц</text:p>
            </chart:title>
            <chart:grid chart:style-name="ch7" chart:class="major"/>
          </chart:axis>
          <chart:series chart:style-name="ch8" chart:values-cell-range-address="Sheet1.C4:Sheet1.G4" chart:label-cell-address="Sheet1.B4:Sheet1.B4" chart:class="chart:scatter">
            <chart:domain table:cell-range-address="Sheet1.C1:Sheet1.G1"/>
            <chart:regression-curve chart:style-name="ch9">
              <chart:equation chart:display-equation="true" chart:display-r-square="false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1:Sheet1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$f$, Кгц</text:p>
                <draw:g>
                  <svg:desc>Sheet1.B4:Sheet1.B4</svg:desc>
                </draw:g>
              </table:table-cell>
              <table:table-cell office:value-type="float" office:value="4.13418">
                <text:p>4.13418</text:p>
                <draw:g>
                  <svg:desc>Sheet1.C4:Sheet1.G4</svg:desc>
                </draw:g>
              </table:table-cell>
              <table:table-cell office:value-type="float" office:value="8.42034">
                <text:p>8.42034</text:p>
              </table:table-cell>
              <table:table-cell office:value-type="float" office:value="12.5202">
                <text:p>12.5202</text:p>
              </table:table-cell>
              <table:table-cell office:value-type="float" office:value="16.7948">
                <text:p>16.7948</text:p>
              </table:table-cell>
              <table:table-cell office:value-type="float" office:value="20.934">
                <text:p>20.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